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00ff00" draw:textarea-horizontal-align="justify" draw:textarea-vertical-align="middle" draw:auto-grow-height="false" fo:min-height="6.328cm" fo:min-width="7.916cm"/>
    </style:style>
    <style:style style:name="gr2" style:family="graphic" style:parent-style-name="standard">
      <style:graphic-properties draw:stroke="solid" svg:stroke-color="#000000" draw:fill="none" draw:fill-color="#ffffff" fo:min-height="0.65cm"/>
    </style:style>
    <style:style style:name="gr3" style:family="graphic" style:parent-style-name="objectwithoutfill">
      <style:graphic-properties svg:stroke-width="0.1cm" svg:stroke-color="#ff0000" draw:marker-start-width="0.5cm" draw:marker-end-width="0.5cm" draw:fill="none" draw:textarea-vertical-align="middle" fo:padding-top="0.175cm" fo:padding-bottom="0.175cm" fo:padding-left="0.3cm" fo:padding-right="0.3cm"/>
    </style:style>
    <style:style style:name="gr4" style:family="graphic" style:parent-style-name="standard">
      <style:graphic-properties draw:stroke="none" svg:stroke-color="#000000" draw:fill="none" draw:fill-color="#ffffff" fo:min-height="0.85cm"/>
    </style:style>
    <style:style style:name="gr5" style:family="graphic" style:parent-style-name="objectwithoutfill">
      <style:graphic-properties svg:stroke-width="0.1cm" draw:marker-start-width="0.5cm" draw:marker-end="Arrow" draw:marker-end-width="0.6cm" draw:fill="none" draw:textarea-vertical-align="middle" fo:padding-top="0.175cm" fo:padding-bottom="0.175cm" fo:padding-left="0.3cm" fo:padding-right="0.3cm"/>
    </style:style>
    <style:style style:name="P1" style:family="paragraph">
      <loext:graphic-properties draw:fill-color="#00ff00"/>
      <style:paragraph-properties fo:text-align="center"/>
    </style:style>
    <style:style style:name="P2" style:family="paragraph">
      <loext:graphic-properties draw:fill="none" draw:fill-color="#ffffff"/>
    </style:style>
    <style:style style:name="P3" style:family="paragraph">
      <loext:graphic-properties draw:fill="none"/>
      <style:paragraph-properties fo:text-align="center"/>
    </style:style>
    <style:style style:name="T1" style:family="text">
      <style:text-properties fo:font-size="14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1.9cm" svg:height="9.3cm" svg:x="1.7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1.3cm" svg:height="0.962cm" svg:x="4.4cm" svg:y="3.4cm">
          <draw:text-box>
            <text:p>b<text:span text:style-name="T1">1</text:span></text:p>
          </draw:text-box>
        </draw:frame>
        <draw:frame draw:style-name="gr2" draw:text-style-name="P2" draw:layer="layout" svg:width="1.3cm" svg:height="0.962cm" svg:x="6.3cm" svg:y="2.7cm">
          <draw:text-box>
            <text:p>b<text:span text:style-name="T1">2</text:span></text:p>
          </draw:text-box>
        </draw:frame>
        <draw:frame draw:style-name="gr2" draw:text-style-name="P2" draw:layer="layout" svg:width="1.3cm" svg:height="0.962cm" svg:x="6.9cm" svg:y="4cm">
          <draw:text-box>
            <text:p>b<text:span text:style-name="T1">3</text:span></text:p>
          </draw:text-box>
        </draw:frame>
        <draw:frame draw:style-name="gr2" draw:text-style-name="P2" draw:layer="layout" svg:width="1.3cm" svg:height="0.962cm" svg:x="4.9cm" svg:y="4.7cm">
          <draw:text-box>
            <text:p>b<text:span text:style-name="T1">0</text:span></text:p>
          </draw:text-box>
        </draw:frame>
        <draw:frame draw:style-name="gr2" draw:text-style-name="P2" draw:layer="layout" svg:width="1.3cm" svg:height="0.962cm" svg:x="7.8cm" svg:y="5.6cm">
          <draw:text-box>
            <text:p>...</text:p>
          </draw:text-box>
        </draw:frame>
        <draw:frame draw:style-name="gr2" draw:text-style-name="P2" draw:layer="layout" svg:width="1.3cm" svg:height="0.962cm" svg:x="9.9cm" svg:y="7.1cm">
          <draw:text-box>
            <text:p>b<text:span text:style-name="T1">p</text:span></text:p>
          </draw:text-box>
        </draw:frame>
        <draw:path draw:style-name="gr3" draw:text-style-name="P3" draw:layer="layout" svg:width="5.622cm" svg:height="6.346cm" draw:transform="skewX (-5.21917905443363E-017) rotate (1.0156070917355) translate (2.31779530560332cm 6.53887458312298cm)" svg:viewBox="0 0 5623 6347" svg:d="M1273 34c213-72 431 35 565 179 156 168 337 283 527 392 170 97 314 231 464 354 143 117 218 280 306 433 86 147 181 290 271 436 87 141 177 283 263 424 116 190 370 265 559 200 157-55 389-115 470 87 67 168 218 297 274 472 53 168 170 298 243 454 71 150 187 277 249 431 79 194 109 407 136 615 28 217 58 463-84 657-110 150-239 288-349 442-105 148-213 295-369 381-178 98-371-98-584 3-190 91-420 59-623 122-164 51-333 94-499 140-186 51-377 123-577 74-184-45-373-122-494-279-161-208-342-404-470-635-94-168-195-332-291-499-100-173-218-334-299-514-110-245-251-466-333-719-63-197-182-367-254-561-74-199-170-381-234-592-71-234-129-470-137-707-9-242-7-531 187-703 163-143 223-341 373-496 144-147 223-364 412-462l137-85 166-66 50-12z">
          <text:p/>
        </draw:path>
        <draw:frame draw:style-name="gr4" draw:text-style-name="P2" draw:layer="layout" svg:width="3.4cm" svg:height="1.1cm" svg:x="0.9cm" svg:y="9.9cm">
          <draw:text-box>
            <text:p>Subset</text:p>
          </draw:text-box>
        </draw:frame>
        <draw:line draw:style-name="gr5" draw:text-style-name="P3" draw:layer="layout" svg:x1="4.1cm" svg:y1="7.6cm" svg:x2="2.5cm" svg:y2="10.2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0cm" fo:margin-bottom="0cm" fo:margin-left="0cm" fo:margin-right="0cm" fo:page-width="15cm" fo:page-height="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18T09:47:32.733000000</meta:creation-date>
    <dc:date>2016-05-08T06:16:28.909725000</dc:date>
    <meta:editing-duration>PT8M51S</meta:editing-duration>
    <meta:editing-cycles>3</meta:editing-cycles>
    <meta:generator>LibreOffice/5.0.3.2$MacOSX_X86_64 LibreOffice_project/e5f16313668ac592c1bfb310f4390624e3dbfb75</meta:generator>
    <meta:document-statistic meta:object-count="10"/>
  </office:meta>
</office:document-meta>
</file>